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9744416131" text:style-name="L1">
        <text:list-item>
          <text:p text:style-name="P1">Complete</text:p>
          <text:p text:style-name="P1"/>
        </text:list-item>
        <text:list-item>
          <text:p text:style-name="P1">The values seem to be converging around 5.120000000000031E11.</text:p>
          <text:p text:style-name="P1"/>
        </text:list-item>
        <text:list-item>
          <text:p text:style-name="P1">Complete</text:p>
          <text:p text:style-name="P1"/>
        </text:list-item>
        <text:list-item>
          <text:p text:style-name="P1">Complete</text:p>
          <text:p text:style-name="P1"/>
        </text:list-item>
        <text:list-item>
          <text:p text:style-name="P1"/>
          <text:list>
            <text:list-header>
              <text:p text:style-name="P1">a.<text:tab/>To get the number of components down to one component you would need to enter <text:tab/>n-1 join commands if every join command joined a component that wasn't already <text:tab/>joined.</text:p>
              <text:p text:style-name="P1"/>
              <text:p text:style-name="P1">b.<text:tab/>The array at minimum will be accessed (n^2)-1 times as it has to read all of the <text:tab/>values each time a join command is sent which takes n operations and it has to <text:tab/>change the one value which is only one operation, and the most number of joins you <text:tab/>can have <text:tab/>is n-1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/text:p>
        <text:p text:style-name="Header">9/11/2012<text:tab/>CS 250</text:p>
        <text:p text:style-name="Header">Lab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11T15:16:32</meta:creation-date>
    <dc:date>2012-09-18T16:19:19</dc:date>
    <dc:creator>Braden Licastro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9" meta:word-count="106" meta:character-count="478" meta:non-whitespace-character-count="464"/>
  </office:meta>
</office:document-meta>
</file>